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2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6375" table:default-cell-style-name="ce4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568710" table:style-name="ce6">
            <text:p>568.710</text:p>
          </table:table-cell>
          <table:table-cell office:value-type="float" office:value="36300" table:style-name="ce6">
            <text:p>36.300</text:p>
          </table:table-cell>
          <table:table-cell office:value-type="float" office:value="74500" table:style-name="ce6">
            <text:p>74.500</text:p>
          </table:table-cell>
          <table:table-cell office:value-type="float" office:value="679510" table:style-name="ce6">
            <text:p>679.510</text:p>
          </table:table-cell>
          <table:table-cell office:value-type="float" office:value="506973" table:style-name="ce6">
            <text:p>506.973</text:p>
          </table:table-cell>
          <table:table-cell office:value-type="percentage" office:value="0.74608615031419701" table:style-name="ce11">
            <text:p>74,6%</text:p>
          </table:table-cell>
          <table:table-cell office:value-type="float" office:value="202631" table:style-name="ce6">
            <text:p>202.631</text:p>
          </table:table-cell>
          <table:table-cell office:value-type="date" office:date-value="2021-02-17T00:00:00" table:style-name="ce14">
            <text:p>17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Aragón</text:p>
          </table:table-cell>
          <table:table-cell office:value-type="float" office:value="96255" table:style-name="ce8">
            <text:p>96.255</text:p>
          </table:table-cell>
          <table:table-cell office:value-type="float" office:value="6300" table:style-name="ce8">
            <text:p>6.300</text:p>
          </table:table-cell>
          <table:table-cell office:value-type="float" office:value="11700" table:style-name="ce8">
            <text:p>11.700</text:p>
          </table:table-cell>
          <table:table-cell office:value-type="float" office:value="114255" table:style-name="ce8">
            <text:p>114.255</text:p>
          </table:table-cell>
          <table:table-cell office:value-type="float" office:value="101956" table:style-name="ce8">
            <text:p>101.956</text:p>
          </table:table-cell>
          <table:table-cell office:value-type="percentage" office:value="0.8923548203579712" table:style-name="ce12">
            <text:p>89,2%</text:p>
          </table:table-cell>
          <table:table-cell office:value-type="float" office:value="40945" table:style-name="ce8">
            <text:p>40.945</text:p>
          </table:table-cell>
          <table:table-cell office:value-type="date" office:date-value="2021-02-17T00:00:00" table:style-name="ce15">
            <text:p>17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Asturias<text:s/></text:p>
          </table:table-cell>
          <table:table-cell office:value-type="float" office:value="98015" table:style-name="ce8">
            <text:p>98.015</text:p>
          </table:table-cell>
          <table:table-cell office:value-type="float" office:value="6300" table:style-name="ce8">
            <text:p>6.300</text:p>
          </table:table-cell>
          <table:table-cell office:value-type="float" office:value="9000" table:style-name="ce8">
            <text:p>9.000</text:p>
          </table:table-cell>
          <table:table-cell office:value-type="float" office:value="113315" table:style-name="ce8">
            <text:p>113.315</text:p>
          </table:table-cell>
          <table:table-cell office:value-type="float" office:value="85458" table:style-name="ce8">
            <text:p>85.458</text:p>
          </table:table-cell>
          <table:table-cell office:value-type="percentage" office:value="0.75416317345452943" table:style-name="ce12">
            <text:p>75,4%</text:p>
          </table:table-cell>
          <table:table-cell office:value-type="float" office:value="35251" table:style-name="ce8">
            <text:p>35.251</text:p>
          </table:table-cell>
          <table:table-cell office:value-type="date" office:date-value="2021-02-17T00:00:00" table:style-name="ce15">
            <text:p>17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Baleares</text:p>
          </table:table-cell>
          <table:table-cell office:value-type="float" office:value="49500" table:style-name="ce8">
            <text:p>49.500</text:p>
          </table:table-cell>
          <table:table-cell office:value-type="float" office:value="3200" table:style-name="ce8">
            <text:p>3.200</text:p>
          </table:table-cell>
          <table:table-cell office:value-type="float" office:value="10300" table:style-name="ce8">
            <text:p>10.300</text:p>
          </table:table-cell>
          <table:table-cell office:value-type="float" office:value="63000" table:style-name="ce8">
            <text:p>63.000</text:p>
          </table:table-cell>
          <table:table-cell office:value-type="float" office:value="46824" table:style-name="ce8">
            <text:p>46.824</text:p>
          </table:table-cell>
          <table:table-cell office:value-type="percentage" office:value="0.74323809523809525" table:style-name="ce12">
            <text:p>74,3%</text:p>
          </table:table-cell>
          <table:table-cell office:value-type="float" office:value="19906" table:style-name="ce8">
            <text:p>19.906</text:p>
          </table:table-cell>
          <table:table-cell office:value-type="date" office:date-value="2021-02-17T00:00:00" table:style-name="ce15">
            <text:p>17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narias</text:p>
          </table:table-cell>
          <table:table-cell office:value-type="float" office:value="111120" table:style-name="ce8">
            <text:p>111.120</text:p>
          </table:table-cell>
          <table:table-cell office:value-type="float" office:value="7000" table:style-name="ce8">
            <text:p>7.000</text:p>
          </table:table-cell>
          <table:table-cell office:value-type="float" office:value="19200" table:style-name="ce8">
            <text:p>19.200</text:p>
          </table:table-cell>
          <table:table-cell office:value-type="float" office:value="137320" table:style-name="ce8">
            <text:p>137.320</text:p>
          </table:table-cell>
          <table:table-cell office:value-type="float" office:value="111897" table:style-name="ce8">
            <text:p>111.897</text:p>
          </table:table-cell>
          <table:table-cell office:value-type="percentage" office:value="0.8148630935042237" table:style-name="ce12">
            <text:p>81,5%</text:p>
          </table:table-cell>
          <table:table-cell office:value-type="float" office:value="46799" table:style-name="ce8">
            <text:p>46.799</text:p>
          </table:table-cell>
          <table:table-cell office:value-type="date" office:date-value="2021-02-17T00:00:00" table:style-name="ce15">
            <text:p>17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ntabria</text:p>
          </table:table-cell>
          <table:table-cell office:value-type="float" office:value="47535" table:style-name="ce8">
            <text:p>47.535</text:p>
          </table:table-cell>
          <table:table-cell office:value-type="float" office:value="2900" table:style-name="ce8">
            <text:p>2.900</text:p>
          </table:table-cell>
          <table:table-cell office:value-type="float" office:value="5100" table:style-name="ce8">
            <text:p>5.100</text:p>
          </table:table-cell>
          <table:table-cell office:value-type="float" office:value="55535" table:style-name="ce8">
            <text:p>55.535</text:p>
          </table:table-cell>
          <table:table-cell office:value-type="float" office:value="44700" table:style-name="ce8">
            <text:p>44.700</text:p>
          </table:table-cell>
          <table:table-cell office:value-type="percentage" office:value="0.80489781219051049" table:style-name="ce12">
            <text:p>80,5%</text:p>
          </table:table-cell>
          <table:table-cell office:value-type="float" office:value="19118" table:style-name="ce8">
            <text:p>19.118</text:p>
          </table:table-cell>
          <table:table-cell office:value-type="date" office:date-value="2021-02-17T00:00:00" table:style-name="ce15">
            <text:p>17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stilla y Leon<text:s/></text:p>
          </table:table-cell>
          <table:table-cell office:value-type="float" office:value="211485" table:style-name="ce8">
            <text:p>211.485</text:p>
          </table:table-cell>
          <table:table-cell office:value-type="float" office:value="13500" table:style-name="ce8">
            <text:p>13.500</text:p>
          </table:table-cell>
          <table:table-cell office:value-type="float" office:value="21100" table:style-name="ce8">
            <text:p>21.100</text:p>
          </table:table-cell>
          <table:table-cell office:value-type="float" office:value="246085" table:style-name="ce8">
            <text:p>246.085</text:p>
          </table:table-cell>
          <table:table-cell office:value-type="float" office:value="202462" table:style-name="ce8">
            <text:p>202.462</text:p>
          </table:table-cell>
          <table:table-cell office:value-type="percentage" office:value="0.82273198285145377" table:style-name="ce12">
            <text:p>82,3%</text:p>
          </table:table-cell>
          <table:table-cell office:value-type="float" office:value="83192" table:style-name="ce8">
            <text:p>83.192</text:p>
          </table:table-cell>
          <table:table-cell office:value-type="date" office:date-value="2021-02-17T00:00:00" table:style-name="ce15">
            <text:p>17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stilla La Mancha</text:p>
          </table:table-cell>
          <table:table-cell office:value-type="float" office:value="143775" table:style-name="ce8">
            <text:p>143.775</text:p>
          </table:table-cell>
          <table:table-cell office:value-type="float" office:value="9200" table:style-name="ce8">
            <text:p>9.200</text:p>
          </table:table-cell>
          <table:table-cell office:value-type="float" office:value="18000" table:style-name="ce8">
            <text:p>18.000</text:p>
          </table:table-cell>
          <table:table-cell office:value-type="float" office:value="170975" table:style-name="ce8">
            <text:p>170.975</text:p>
          </table:table-cell>
          <table:table-cell office:value-type="float" office:value="137438" table:style-name="ce8">
            <text:p>137.438</text:p>
          </table:table-cell>
          <table:table-cell office:value-type="percentage" office:value="0.80384851586489248" table:style-name="ce12">
            <text:p>80,4%</text:p>
          </table:table-cell>
          <table:table-cell office:value-type="float" office:value="58335" table:style-name="ce8">
            <text:p>58.335</text:p>
          </table:table-cell>
          <table:table-cell office:value-type="date" office:date-value="2021-02-17T00:00:00" table:style-name="ce15">
            <text:p>17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ataluña</text:p>
          </table:table-cell>
          <table:table-cell office:value-type="float" office:value="489680" table:style-name="ce8">
            <text:p>489.680</text:p>
          </table:table-cell>
          <table:table-cell office:value-type="float" office:value="31400" table:style-name="ce8">
            <text:p>31.400</text:p>
          </table:table-cell>
          <table:table-cell office:value-type="float" office:value="68600" table:style-name="ce8">
            <text:p>68.600</text:p>
          </table:table-cell>
          <table:table-cell office:value-type="float" office:value="589680" table:style-name="ce8">
            <text:p>589.680</text:p>
          </table:table-cell>
          <table:table-cell office:value-type="float" office:value="443181" table:style-name="ce8">
            <text:p>443.181</text:p>
          </table:table-cell>
          <table:table-cell office:value-type="percentage" office:value="0.75156186406186409" table:style-name="ce12">
            <text:p>75,2%</text:p>
          </table:table-cell>
          <table:table-cell office:value-type="float" office:value="170429" table:style-name="ce8">
            <text:p>170.429</text:p>
          </table:table-cell>
          <table:table-cell office:value-type="date" office:date-value="2021-02-17T00:00:00" table:style-name="ce15">
            <text:p>17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. Valenciana</text:p>
          </table:table-cell>
          <table:table-cell office:value-type="float" office:value="247060" table:style-name="ce8">
            <text:p>247.060</text:p>
          </table:table-cell>
          <table:table-cell office:value-type="float" office:value="15700" table:style-name="ce8">
            <text:p>15.700</text:p>
          </table:table-cell>
          <table:table-cell office:value-type="float" office:value="44500" table:style-name="ce8">
            <text:p>44.500</text:p>
          </table:table-cell>
          <table:table-cell office:value-type="float" office:value="307260" table:style-name="ce8">
            <text:p>307.260</text:p>
          </table:table-cell>
          <table:table-cell office:value-type="float" office:value="233828" table:style-name="ce8">
            <text:p>233.828</text:p>
          </table:table-cell>
          <table:table-cell office:value-type="percentage" office:value="0.76101021935819824" table:style-name="ce12">
            <text:p>76,1%</text:p>
          </table:table-cell>
          <table:table-cell office:value-type="float" office:value="96724" table:style-name="ce8">
            <text:p>96.724</text:p>
          </table:table-cell>
          <table:table-cell office:value-type="date" office:date-value="2021-02-17T00:00:00" table:style-name="ce15">
            <text:p>17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Extremadura</text:p>
          </table:table-cell>
          <table:table-cell office:value-type="float" office:value="88415" table:style-name="ce8">
            <text:p>88.415</text:p>
          </table:table-cell>
          <table:table-cell office:value-type="float" office:value="5400" table:style-name="ce8">
            <text:p>5.400</text:p>
          </table:table-cell>
          <table:table-cell office:value-type="float" office:value="9300" table:style-name="ce8">
            <text:p>9.300</text:p>
          </table:table-cell>
          <table:table-cell office:value-type="float" office:value="103115" table:style-name="ce8">
            <text:p>103.115</text:p>
          </table:table-cell>
          <table:table-cell office:value-type="float" office:value="85553" table:style-name="ce8">
            <text:p>85.553</text:p>
          </table:table-cell>
          <table:table-cell office:value-type="percentage" office:value="0.82968530281724284" table:style-name="ce12">
            <text:p>83,0%</text:p>
          </table:table-cell>
          <table:table-cell office:value-type="float" office:value="35477" table:style-name="ce8">
            <text:p>35.477</text:p>
          </table:table-cell>
          <table:table-cell office:value-type="date" office:date-value="2021-02-17T00:00:00" table:style-name="ce15">
            <text:p>17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Galicia</text:p>
          </table:table-cell>
          <table:table-cell office:value-type="float" office:value="153385" table:style-name="ce8">
            <text:p>153.385</text:p>
          </table:table-cell>
          <table:table-cell office:value-type="float" office:value="9800" table:style-name="ce8">
            <text:p>9.800</text:p>
          </table:table-cell>
          <table:table-cell office:value-type="float" office:value="23800" table:style-name="ce8">
            <text:p>23.800</text:p>
          </table:table-cell>
          <table:table-cell office:value-type="float" office:value="186985" table:style-name="ce8">
            <text:p>186.985</text:p>
          </table:table-cell>
          <table:table-cell office:value-type="float" office:value="142844" table:style-name="ce8">
            <text:p>142.844</text:p>
          </table:table-cell>
          <table:table-cell office:value-type="percentage" office:value="0.76393293579698907" table:style-name="ce12">
            <text:p>76,4%</text:p>
          </table:table-cell>
          <table:table-cell office:value-type="float" office:value="57531" table:style-name="ce8">
            <text:p>57.531</text:p>
          </table:table-cell>
          <table:table-cell office:value-type="date" office:date-value="2021-02-17T00:00:00" table:style-name="ce15">
            <text:p>17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La Rioja</text:p>
          </table:table-cell>
          <table:table-cell office:value-type="float" office:value="23465" table:style-name="ce8">
            <text:p>23.465</text:p>
          </table:table-cell>
          <table:table-cell office:value-type="float" office:value="1400" table:style-name="ce8">
            <text:p>1.400</text:p>
          </table:table-cell>
          <table:table-cell office:value-type="float" office:value="2800" table:style-name="ce8">
            <text:p>2.800</text:p>
          </table:table-cell>
          <table:table-cell office:value-type="float" office:value="27665" table:style-name="ce8">
            <text:p>27.665</text:p>
          </table:table-cell>
          <table:table-cell office:value-type="float" office:value="22749" table:style-name="ce8">
            <text:p>22.749</text:p>
          </table:table-cell>
          <table:table-cell office:value-type="percentage" office:value="0.82230254834628591" table:style-name="ce12">
            <text:p>82,2%</text:p>
          </table:table-cell>
          <table:table-cell office:value-type="float" office:value="8812" table:style-name="ce8">
            <text:p>8.812</text:p>
          </table:table-cell>
          <table:table-cell office:value-type="date" office:date-value="2021-02-17T00:00:00" table:style-name="ce15">
            <text:p>17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Madrid</text:p>
          </table:table-cell>
          <table:table-cell office:value-type="float" office:value="398895" table:style-name="ce8">
            <text:p>398.895</text:p>
          </table:table-cell>
          <table:table-cell office:value-type="float" office:value="25400" table:style-name="ce8">
            <text:p>25.400</text:p>
          </table:table-cell>
          <table:table-cell office:value-type="float" office:value="59800" table:style-name="ce8">
            <text:p>59.800</text:p>
          </table:table-cell>
          <table:table-cell office:value-type="float" office:value="484095" table:style-name="ce8">
            <text:p>484.095</text:p>
          </table:table-cell>
          <table:table-cell office:value-type="float" office:value="364384" table:style-name="ce8">
            <text:p>364.384</text:p>
          </table:table-cell>
          <table:table-cell office:value-type="percentage" office:value="0.75271176112126748" table:style-name="ce12">
            <text:p>75,3%</text:p>
          </table:table-cell>
          <table:table-cell office:value-type="float" office:value="163768" table:style-name="ce8">
            <text:p>163.768</text:p>
          </table:table-cell>
          <table:table-cell office:value-type="date" office:date-value="2021-02-17T00:00:00" table:style-name="ce15">
            <text:p>17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Murcia<text:s/></text:p>
          </table:table-cell>
          <table:table-cell office:value-type="float" office:value="103685" table:style-name="ce8">
            <text:p>103.685</text:p>
          </table:table-cell>
          <table:table-cell office:value-type="float" office:value="6600" table:style-name="ce8">
            <text:p>6.600</text:p>
          </table:table-cell>
          <table:table-cell office:value-type="float" office:value="13300" table:style-name="ce8">
            <text:p>13.300</text:p>
          </table:table-cell>
          <table:table-cell office:value-type="float" office:value="123585" table:style-name="ce8">
            <text:p>123.585</text:p>
          </table:table-cell>
          <table:table-cell office:value-type="float" office:value="96682" table:style-name="ce8">
            <text:p>96.682</text:p>
          </table:table-cell>
          <table:table-cell office:value-type="percentage" office:value="0.78231176922765711" table:style-name="ce12">
            <text:p>78,2%</text:p>
          </table:table-cell>
          <table:table-cell office:value-type="float" office:value="42022" table:style-name="ce8">
            <text:p>42.022</text:p>
          </table:table-cell>
          <table:table-cell office:value-type="date" office:date-value="2021-02-17T00:00:00" table:style-name="ce15">
            <text:p>17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Navarra</text:p>
          </table:table-cell>
          <table:table-cell office:value-type="float" office:value="46365" table:style-name="ce8">
            <text:p>46.365</text:p>
          </table:table-cell>
          <table:table-cell office:value-type="float" office:value="2900" table:style-name="ce8">
            <text:p>2.900</text:p>
          </table:table-cell>
          <table:table-cell office:value-type="float" office:value="5800" table:style-name="ce8">
            <text:p>5.800</text:p>
          </table:table-cell>
          <table:table-cell office:value-type="float" office:value="55065" table:style-name="ce8">
            <text:p>55.065</text:p>
          </table:table-cell>
          <table:table-cell office:value-type="float" office:value="43893" table:style-name="ce8">
            <text:p>43.893</text:p>
          </table:table-cell>
          <table:table-cell office:value-type="percentage" office:value="0.79711250340506679" table:style-name="ce12">
            <text:p>79,7%</text:p>
          </table:table-cell>
          <table:table-cell office:value-type="float" office:value="17700" table:style-name="ce8">
            <text:p>17.700</text:p>
          </table:table-cell>
          <table:table-cell office:value-type="date" office:date-value="2021-02-17T00:00:00" table:style-name="ce15">
            <text:p>17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País Vasco</text:p>
          </table:table-cell>
          <table:table-cell office:value-type="float" office:value="127350" table:style-name="ce8">
            <text:p>127.350</text:p>
          </table:table-cell>
          <table:table-cell office:value-type="float" office:value="7900" table:style-name="ce8">
            <text:p>7.900</text:p>
          </table:table-cell>
          <table:table-cell office:value-type="float" office:value="19600" table:style-name="ce8">
            <text:p>19.600</text:p>
          </table:table-cell>
          <table:table-cell office:value-type="float" office:value="154850" table:style-name="ce8">
            <text:p>154.850</text:p>
          </table:table-cell>
          <table:table-cell office:value-type="float" office:value="104091" table:style-name="ce8">
            <text:p>104.091</text:p>
          </table:table-cell>
          <table:table-cell office:value-type="percentage" office:value="0.67220536002583142" table:style-name="ce12">
            <text:p>67,2%</text:p>
          </table:table-cell>
          <table:table-cell office:value-type="float" office:value="43642" table:style-name="ce8">
            <text:p>43.642</text:p>
          </table:table-cell>
          <table:table-cell office:value-type="date" office:date-value="2021-02-17T00:00:00" table:style-name="ce15">
            <text:p>17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Ceuta</text:p>
          </table:table-cell>
          <table:table-cell office:value-type="float" office:value="4320" table:style-name="ce8">
            <text:p>4.320</text:p>
          </table:table-cell>
          <table:table-cell office:value-type="float" office:value="400" table:style-name="ce8">
            <text:p>400</text:p>
          </table:table-cell>
          <table:table-cell office:value-type="float" office:value="800" table:style-name="ce8">
            <text:p>800</text:p>
          </table:table-cell>
          <table:table-cell office:value-type="float" office:value="5520" table:style-name="ce8">
            <text:p>5.520</text:p>
          </table:table-cell>
          <table:table-cell office:value-type="float" office:value="4434" table:style-name="ce8">
            <text:p>4.434</text:p>
          </table:table-cell>
          <table:table-cell office:value-type="percentage" office:value="0.80326086956521736" table:style-name="ce12">
            <text:p>80,3%</text:p>
          </table:table-cell>
          <table:table-cell office:value-type="float" office:value="1019" table:style-name="ce8">
            <text:p>1.019</text:p>
          </table:table-cell>
          <table:table-cell office:value-type="date" office:date-value="2021-02-17T00:00:00" table:style-name="ce15">
            <text:p>17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Melilla</text:p>
          </table:table-cell>
          <table:table-cell office:value-type="float" office:value="3150" table:style-name="ce8">
            <text:p>3.150</text:p>
          </table:table-cell>
          <table:table-cell office:value-type="float" office:value="400" table:style-name="ce8">
            <text:p>400</text:p>
          </table:table-cell>
          <table:table-cell office:value-type="float" office:value="800" table:style-name="ce8">
            <text:p>800</text:p>
          </table:table-cell>
          <table:table-cell office:value-type="float" office:value="4350" table:style-name="ce8">
            <text:p>4.350</text:p>
          </table:table-cell>
          <table:table-cell office:value-type="float" office:value="3404" table:style-name="ce8">
            <text:p>3.404</text:p>
          </table:table-cell>
          <table:table-cell office:value-type="percentage" office:value="0.78252873563218395" table:style-name="ce12">
            <text:p>78,3%</text:p>
          </table:table-cell>
          <table:table-cell office:value-type="float" office:value="1255" table:style-name="ce8">
            <text:p>1.255</text:p>
          </table:table-cell>
          <table:table-cell office:value-type="date" office:date-value="2021-02-17T00:00:00" table:style-name="ce16">
            <text:p>17/02/2021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Totales</text:p>
          </table:table-cell>
          <table:table-cell office:value-type="float" office:value="3012165" table:style-name="ce10">
            <text:p>3.012.165</text:p>
          </table:table-cell>
          <table:table-cell office:value-type="float" office:value="192000" table:style-name="ce10">
            <text:p>192.000</text:p>
          </table:table-cell>
          <table:table-cell office:value-type="float" office:value="418000" table:style-name="ce10">
            <text:p>418.000</text:p>
          </table:table-cell>
          <table:table-cell office:value-type="float" office:value="3622165" table:style-name="ce10">
            <text:p>3.622.165</text:p>
          </table:table-cell>
          <table:table-cell office:value-type="float" office:value="2782751" table:style-name="ce10">
            <text:p>2.782.751</text:p>
          </table:table-cell>
          <table:table-cell office:value-type="percentage" office:value="0.76825627766819016" table:style-name="ce13">
            <text:p>76,8%</text:p>
          </table:table-cell>
          <table:table-cell office:value-type="float" office:value="1144556" table:style-name="ce10">
            <text:p>1.144.556</text:p>
          </table:table-cell>
          <table:table-cell table:style-name="ce17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Ferrer Orduz. Jesús Santiago</dc:creator>
    <meta:creation-date>2021-01-04T11:25:18Z</meta:creation-date>
    <dc:date>2021-02-18T15:37:41Z</dc:date>
  </office:meta>
</office:document-meta>
</file>